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9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5cm" fo:min-width="5.6cm"/>
    </style:style>
    <style:style style:name="gr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3.75cm" fo:min-width="5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style:font-name="Source Code Pro1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729fcf"/>
      <style:paragraph-properties fo:text-align="start"/>
      <style:text-properties style:font-name="Source Code Pro1" fo:font-size="24pt" style:font-size-asian="24pt" style:font-size-complex="24pt"/>
    </style:style>
    <style:style style:name="T1" style:family="text">
      <style:text-properties style:font-name="Source Code Pro1" fo:font-size="24pt" style:font-size-asian="24pt" style:font-size-complex="24pt"/>
    </style:style>
    <style:style style:name="T2" style:family="text">
      <style:text-properties style:font-name="Source Code Pro1" fo:font-size="20pt" style:font-size-asian="20pt" style:font-size-complex="20pt"/>
    </style:style>
    <style:style style:name="T3" style:family="text">
      <style:text-properties style:font-name="Source Code Pro1" fo:font-size="15pt" style:font-size-asian="15pt" style:font-size-complex="15pt"/>
    </style:style>
    <style:style style:name="T4" style:family="text">
      <style:text-properties style:font-name="Source Code Pro1" fo:font-size="14pt" style:font-size-asian="14pt" style:font-size-complex="14pt"/>
    </style:style>
    <style:style style:name="T5" style:family="text">
      <style:text-properties style:font-name="Source Code Pro1" fo:font-size="16pt" style:font-size-asian="16pt" style:font-size-complex="16pt"/>
    </style:style>
    <style:style style:name="T6" style:family="text">
      <style:text-properties style:font-name="Source Code Pro1" fo:font-size="13pt" style:font-size-asian="13pt" style:font-size-complex="13pt"/>
    </style:style>
    <style:style style:name="T7" style:family="text">
      <style:text-properties style:font-name="Source Code Pr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eerseite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&lt;div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2">&lt;span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3">&lt;a href="..."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.class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1">#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4">div { color: red; 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1">l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$ mkdi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2">flex: 1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2">display: flex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0.4cm">
          <text:p text:style-name="P2"><text:span text:style-name="T1">.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5">.Container__Tit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6">.Container--Differen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1cm" svg:height="4cm" svg:x="2.8cm" svg:y="23.4cm">
          <text:p text:style-name="P4"><text:span text:style-name="T5">{ </text:span></text:p>
          <text:p text:style-name="P4"><text:span text:style-name="T5">"name" : "apple",</text:span></text:p>
          <text:p text:style-name="P4"><text:span text:style-name="T5">"color" : "red"</text:span></text:p>
          <text:p text:style-name="P4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1">[1, 2, 3]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let a = 1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5">if {…} else {…}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3">$(".btn").text();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6.1cm" svg:height="1.8cm" svg:x="12.3cm" svg:y="10.4cm">
          <text:p text:style-name="P4"><text:span text:style-name="T6">$(".btn").on("click", </text:span></text:p>
          <text:p text:style-name="P4"><text:span text:style-name="T6">function(){…}</text:span><text:span text:style-name="T6">);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6.1cm" svg:height="1.8cm" svg:x="2.8cm" svg:y="17.3cm">
          <text:p text:style-name="P4"><text:span text:style-name="T3">$("table")</text:span></text:p>
          <text:p text:style-name="P4"><text:span text:style-name="T3"><text:s text:c="2"/></text:span><text:span text:style-name="T3">.DataTable();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6.1cm" svg:height="1.8cm" svg:x="12.3cm" svg:y="17.3cm">
          <text:p text:style-name="P4"><text:span text:style-name="T3">$(".tooltip")</text:span></text:p>
          <text:p text:style-name="P4"><text:span text:style-name="T3"><text:s text:c="2"/></text:span><text:span text:style-name="T3">.tooltipster()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1">git comm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1">git clon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" draw:text-style-name="P1" draw:layer="layout" svg:width="9.5cm" svg:height="7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cm" svg:height="7cm" svg:x="10.5cm" svg:y="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3.2cm">
          <text:p text:style-name="P2"><text:span text:style-name="T1">npm instal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3.2cm">
          <text:p text:style-name="P2"><text:span text:style-name="T3">npm install --sav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0.4cm">
          <text:p text:style-name="P2"><text:span text:style-name="T7">glyphic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6.1cm" svg:height="1.8cm" svg:x="12.3cm" svg:y="10.4cm">
          <text:p text:style-name="P4"><text:span text:style-name="T4">.col-xs-6 .col-md-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17.3cm">
          <text:p text:style-name="P2"><text:span text:style-name="T7">.jumbotr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17.3cm">
          <text:p text:style-name="P2"><text:span text:style-name="T2">.list-grou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2.8cm" svg:y="24.5cm">
          <text:p text:style-name="P2"><text:span text:style-name="T1">ex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cm" svg:height="1.8cm" svg:x="12.3cm" svg:y="24.5cm">
          <text:p text:style-name="P2"><text:span text:style-name="T1">browserif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9:54:51.932547468</meta:creation-date>
    <dc:date>2016-07-06T13:50:29.324380053</dc:date>
    <meta:editing-duration>PT2H49M53S</meta:editing-duration>
    <meta:editing-cycles>23</meta:editing-cycles>
    <meta:generator>LibreOffice/5.1.4.2$Linux_X86_64 LibreOffice_project/10m0$Build-2</meta:generator>
    <meta:print-date>2016-06-21T21:56:02.325012850</meta:print-date>
    <meta:document-statistic meta:object-count="64"/>
  </office:meta>
</office:document-meta>
</file>